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F000000269EA1FD00602210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_20__28_user_29_">
      <style:paragraph-properties fo:margin-left="0cm" fo:margin-right="0cm" fo:text-align="justify" style:justify-single-word="false" fo:text-indent="0cm" style:auto-text-indent="false" style:writing-mode="lr-tb"/>
    </style:style>
    <style:style style:name="P2" style:family="paragraph" style:parent-style-name="Standard_20__28_user_29_">
      <style:paragraph-properties fo:margin-left="0cm" fo:margin-right="0cm" fo:text-align="justify" style:justify-single-word="false" fo:text-indent="0cm" style:auto-text-indent="false" style:writing-mode="lr-tb"/>
      <style:text-properties fo:font-size="15pt" style:font-size-asian="15pt" style:font-size-complex="15pt"/>
    </style:style>
    <style:style style:name="P3" style:family="paragraph" style:parent-style-name="Standard_20__28_user_29_">
      <style:paragraph-properties fo:margin-left="0cm" fo:margin-right="0cm" fo:text-align="justify" style:justify-single-word="false" fo:text-indent="0cm" style:auto-text-indent="false" style:writing-mode="lr-tb"/>
      <style:text-properties fo:font-size="15pt" officeooo:rsid="000fbccd" officeooo:paragraph-rsid="000fbccd" style:font-size-asian="15pt" style:font-size-complex="15pt"/>
    </style:style>
    <style:style style:name="P4" style:family="paragraph" style:parent-style-name="Standard_20__28_user_29_" style:list-style-name="WWNum3">
      <style:paragraph-properties fo:margin-left="1.27cm" fo:margin-right="0cm" fo:text-align="justify" style:justify-single-word="false" fo:text-indent="-0.635cm" style:auto-text-indent="false" style:writing-mode="lr-tb"/>
      <style:text-properties fo:font-size="15pt" style:font-size-asian="15pt" style:font-size-complex="15pt"/>
    </style:style>
    <style:style style:name="P5" style:family="paragraph" style:parent-style-name="Standard_20__28_user_29_" style:list-style-name="WWNum4">
      <style:paragraph-properties fo:margin-left="3.136cm" fo:margin-right="0cm" fo:text-align="justify" style:justify-single-word="false" fo:text-indent="-0.635cm" style:auto-text-indent="false" style:writing-mode="lr-tb"/>
      <style:text-properties fo:font-size="15pt" style:font-size-asian="15pt" style:font-size-complex="15pt"/>
    </style:style>
    <style:style style:name="P6" style:family="paragraph" style:parent-style-name="Standard_20__28_user_29_" style:list-style-name="WWNum2">
      <style:paragraph-properties fo:margin-left="3.136cm" fo:margin-right="0cm" fo:text-align="justify" style:justify-single-word="false" fo:text-indent="-0.635cm" style:auto-text-indent="false" style:writing-mode="lr-tb"/>
      <style:text-properties fo:font-size="15pt" style:font-size-asian="15pt" style:font-size-complex="15pt"/>
    </style:style>
    <style:style style:name="P7" style:family="paragraph" style:parent-style-name="Standard_20__28_user_29_">
      <style:paragraph-properties fo:margin-left="0cm" fo:margin-right="0cm" fo:text-align="justify" style:justify-single-word="false" fo:text-indent="0cm" style:auto-text-indent="false" style:writing-mode="lr-tb"/>
      <style:text-properties fo:font-size="15pt" style:font-size-asian="15pt" style:font-size-complex="15pt"/>
    </style:style>
    <style:style style:name="P8" style:family="paragraph" style:parent-style-name="Standard_20__28_user_29_">
      <style:paragraph-properties fo:margin-left="0cm" fo:margin-right="0cm" fo:text-align="justify" style:justify-single-word="false" fo:text-indent="0cm" style:auto-text-indent="false" style:writing-mode="lr-tb"/>
      <style:text-properties fo:font-size="15pt" officeooo:paragraph-rsid="001bed01" style:font-size-asian="15pt" style:font-size-complex="15pt"/>
    </style:style>
    <style:style style:name="P9" style:family="paragraph" style:parent-style-name="Standard_20__28_user_29_">
      <style:paragraph-properties fo:margin-left="0cm" fo:margin-right="0cm" fo:text-align="justify" style:justify-single-word="false" fo:text-indent="0cm" style:auto-text-indent="false" style:writing-mode="lr-tb"/>
      <style:text-properties fo:font-size="15pt" officeooo:rsid="001bed01" style:font-size-asian="15pt" style:font-size-complex="15pt"/>
    </style:style>
    <style:style style:name="P10" style:family="paragraph" style:parent-style-name="Standard_20__28_user_29_">
      <style:paragraph-properties fo:margin-left="0cm" fo:margin-right="0cm" fo:text-align="justify" style:justify-single-word="false" fo:text-indent="0cm" style:auto-text-indent="false" style:writing-mode="lr-tb"/>
      <style:text-properties fo:font-size="15pt" style:font-size-asian="15pt" style:font-name-complex="Times New Roman" style:font-size-complex="15pt"/>
    </style:style>
    <style:style style:name="P11" style:family="paragraph" style:parent-style-name="Standard_20__28_user_29_">
      <style:paragraph-properties fo:margin-left="0cm" fo:margin-right="0cm" fo:text-align="justify" style:justify-single-word="false" fo:text-indent="0cm" style:auto-text-indent="false" style:writing-mode="lr-tb"/>
      <style:text-properties fo:font-size="15pt" style:text-underline-style="solid" style:text-underline-width="auto" style:text-underline-color="font-color" style:font-size-asian="15pt" style:font-size-complex="15pt"/>
    </style:style>
    <style:style style:name="P12" style:family="paragraph" style:parent-style-name="Standard_20__28_user_29_">
      <style:paragraph-properties fo:margin-left="0cm" fo:margin-right="0cm" fo:text-align="justify" style:justify-single-word="false" fo:text-indent="0cm" style:auto-text-indent="false" style:writing-mode="lr-tb"/>
      <style:text-properties fo:font-size="15pt" style:text-underline-style="solid" style:text-underline-width="auto" style:text-underline-color="font-color" officeooo:rsid="001bed01" officeooo:paragraph-rsid="001bed01" style:font-size-asian="15pt" style:font-size-complex="15pt"/>
    </style:style>
    <style:style style:name="P13" style:family="paragraph" style:parent-style-name="Standard_20__28_user_29_">
      <style:paragraph-properties fo:margin-left="0cm" fo:margin-right="0cm" fo:text-align="justify" style:justify-single-word="false" fo:text-indent="0cm" style:auto-text-indent="false" style:writing-mode="lr-tb"/>
      <style:text-properties fo:font-size="15pt" style:text-underline-style="none" officeooo:rsid="001bed01" officeooo:paragraph-rsid="001bed01" style:font-size-asian="15pt" style:font-size-complex="15pt"/>
    </style:style>
    <style:style style:name="P14" style:family="paragraph" style:parent-style-name="Standard_20__28_user_29_">
      <style:paragraph-properties fo:margin-left="0cm" fo:margin-right="0cm" fo:text-align="justify" style:justify-single-word="false" fo:text-indent="0cm" style:auto-text-indent="false" style:writing-mode="lr-tb"/>
    </style:style>
    <style:style style:name="P15" style:family="paragraph" style:parent-style-name="Standard_20__28_user_29_">
      <style:paragraph-properties fo:margin-left="0cm" fo:margin-right="0cm" fo:text-align="justify" style:justify-single-word="false" fo:text-indent="0cm" style:auto-text-indent="false" style:writing-mode="lr-tb"/>
      <style:text-properties officeooo:paragraph-rsid="0016ceb2"/>
    </style:style>
    <style:style style:name="P16" style:family="paragraph" style:parent-style-name="Standard_20__28_user_29_">
      <style:paragraph-properties fo:margin-left="0cm" fo:margin-right="0cm" fo:text-align="justify" style:justify-single-word="false" fo:text-indent="0cm" style:auto-text-indent="false" style:writing-mode="lr-tb"/>
      <style:text-properties officeooo:paragraph-rsid="001bed01"/>
    </style:style>
    <style:style style:name="P17" style:family="paragraph" style:parent-style-name="Standard_20__28_user_29_">
      <style:paragraph-properties fo:margin-left="0cm" fo:margin-right="0cm" fo:text-align="justify" style:justify-single-word="false" fo:text-indent="0cm" style:auto-text-indent="false" style:writing-mode="lr-tb"/>
      <style:text-properties style:text-underline-style="solid" style:text-underline-width="auto" style:text-underline-color="font-color" officeooo:rsid="001bed01" officeooo:paragraph-rsid="001bed01"/>
    </style:style>
    <style:style style:name="P18" style:family="paragraph" style:parent-style-name="Standard_20__28_user_29_">
      <style:paragraph-properties fo:margin-left="0cm" fo:margin-right="0cm" fo:text-align="justify" style:justify-single-word="false" fo:text-indent="1.249cm" style:auto-text-indent="false" style:writing-mode="lr-tb"/>
    </style:style>
    <style:style style:name="P19" style:family="paragraph" style:parent-style-name="Standard">
      <style:paragraph-properties fo:margin-left="0cm" fo:margin-right="0cm" fo:text-align="justify" style:justify-single-word="false" fo:text-indent="0cm" style:auto-text-indent="false" style:writing-mode="lr-tb"/>
      <style:text-properties fo:font-size="15pt" officeooo:rsid="0012f1e9" officeooo:paragraph-rsid="0012f1e9" style:font-size-asian="15pt" style:font-size-complex="15pt"/>
    </style:style>
    <style:style style:name="T1" style:family="text">
      <style:text-properties fo:font-size="15pt" style:font-size-asian="15pt" style:font-size-complex="15pt"/>
    </style:style>
    <style:style style:name="T2" style:family="text">
      <style:text-properties fo:font-size="15pt" style:font-size-asian="15pt" style:font-name-complex="Times New Roman" style:font-size-complex="15pt"/>
    </style:style>
    <style:style style:name="T3" style:family="text">
      <style:text-properties fo:font-size="15pt" officeooo:rsid="00146db0" style:font-size-asian="15pt" style:font-name-complex="Times New Roman" style:font-size-complex="15pt"/>
    </style:style>
    <style:style style:name="T4" style:family="text">
      <style:text-properties fo:font-size="15pt" officeooo:rsid="0014af20" style:font-size-asian="15pt" style:font-name-complex="Times New Roman" style:font-size-complex="15pt"/>
    </style:style>
    <style:style style:name="T5" style:family="text">
      <style:text-properties fo:font-size="15pt" officeooo:rsid="0015ed4d" style:font-size-asian="15pt" style:font-name-complex="Times New Roman" style:font-size-complex="15pt"/>
    </style:style>
    <style:style style:name="T6" style:family="text">
      <style:text-properties fo:font-size="15pt" officeooo:rsid="0016ceb2" style:font-size-asian="15pt" style:font-name-complex="Times New Roman" style:font-size-complex="15pt"/>
    </style:style>
    <style:style style:name="T7" style:family="text">
      <style:text-properties fo:font-size="15pt" officeooo:rsid="00176f78" style:font-size-asian="15pt" style:font-name-complex="Times New Roman" style:font-size-complex="15pt"/>
    </style:style>
    <style:style style:name="T8" style:family="text">
      <style:text-properties fo:font-size="15pt" officeooo:rsid="001aa434" style:font-size-asian="15pt" style:font-name-complex="Times New Roman" style:font-size-complex="15pt"/>
    </style:style>
    <style:style style:name="T9" style:family="text">
      <style:text-properties fo:font-size="15pt" style:text-underline-style="solid" style:text-underline-width="auto" style:text-underline-color="font-color" style:font-size-asian="15pt" style:font-name-complex="Times New Roman" style:font-size-complex="15pt"/>
    </style:style>
    <style:style style:name="T10" style:family="text">
      <style:text-properties fo:font-size="15pt" style:text-underline-style="solid" style:text-underline-width="auto" style:text-underline-color="font-color" officeooo:rsid="0012f1e9" style:font-size-asian="15pt" style:font-name-complex="Times New Roman" style:font-size-complex="15pt"/>
    </style:style>
    <style:style style:name="T11" style:family="text">
      <style:text-properties fo:font-size="15pt" style:text-underline-style="solid" style:text-underline-width="auto" style:text-underline-color="font-color" officeooo:rsid="001415e3" style:font-size-asian="15pt" style:font-name-complex="Times New Roman" style:font-size-complex="15pt"/>
    </style:style>
    <style:style style:name="T12" style:family="text">
      <style:text-properties fo:font-size="15pt" style:text-underline-style="solid" style:text-underline-width="auto" style:text-underline-color="font-color" officeooo:rsid="001bed01" style:font-size-asian="15pt" style:font-name-complex="Times New Roman" style:font-size-complex="15pt"/>
    </style:style>
    <style:style style:name="T13" style:family="text">
      <style:text-properties fo:color="#ff0000" fo:font-size="15pt" style:font-size-asian="15pt" style:font-size-complex="15pt"/>
    </style:style>
    <style:style style:name="T14" style:family="text">
      <style:text-properties fo:color="#000000" fo:font-size="15pt" style:font-size-asian="15pt" style:font-size-complex="15pt"/>
    </style:style>
    <style:style style:name="T15" style:family="text">
      <style:text-properties officeooo:rsid="000e70b2"/>
    </style:style>
    <style:style style:name="T16"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7" style:family="text">
      <style:text-properties officeooo:rsid="001aa434"/>
    </style:style>
    <style:style style:name="T18" style:family="text">
      <style:text-properties officeooo:rsid="001bed01"/>
    </style:style>
    <style:style style:name="T19" style:family="text">
      <style:text-properties style:font-name-complex="Times New Roman"/>
    </style:style>
    <style:style style:name="T20" style:family="text">
      <style:text-properties officeooo:rsid="001bed01" style:font-name-complex="Times New Roma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UNAY Ilyas</text:p>
      <text:p text:style-name="P3">THIEBAUD Antonin</text:p>
      <text:p text:style-name="P3">MIGNOT Florian</text:p>
      <text:p text:style-name="P3"/>
      <text:p text:style-name="P3"/>
      <text:p text:style-name="P3"><text:tab/><text:tab/><text:tab/><text:tab/><text:span text:style-name="T16">Projet final NSI texte</text:span></text:p>
      <text:p text:style-name="P2"/>
      <text:p text:style-name="P12">Introduction :</text:p>
      <text:p text:style-name="P2">Tout d’abord, notre réflexion était plus basé sur un jeu, au fil du temps nous avons opté pour un jeu du type «smash bross» qui contiendrait plusieurs personnages de jeux ou de dessins animés. Nous avons réfléchis ensemble sur quels personnages utiliser pour le jeu. C’est aussi à ce moment que les bonus que les joueurs ont pris s’arrêtent. Ilyas et Florian ont tou<text:span text:style-name="T17">s</text:span> les deux cré<text:span text:style-name="T17">é</text:span> <text:span text:style-name="T17">d</text:span>es personnages sur <text:span text:style-name="T17">P</text:span>aint en respectant les dimensions (environ 40 pixel) et l<text:span text:style-name="T17">es </text:span>ont ensuite import<text:span text:style-name="T17">és</text:span> dans le programme pour l’afficher. Les personnages sont enregistrés en deux images, une image du personnage qui regarde à droite et une image du personnage qui regarde à gauche car dans le programme ( dans la fonction update ) la direction du joueur change en fonction du dernière endroit ou il a regardé et applique la bonne image pour la bonne réaction. Ilyas a aussi appliqué le son lors des tirs des boules de feu.</text:p>
      <text:p text:style-name="P12">Fonctionnement du programme :</text:p>
      <text:p text:style-name="P13">Pour commencer, nous avons importé pygame pour la création de la fenêtre qui représente <text:span text:style-name="T15">8</text:span>00 pixel en hauteur et en largeur et l’utilisation des sprites pour les joueurs, les barres de vie, les bonus car en effet nous avons crée différents bonus qui permettent aux balles d’aller plus vite (bonus rouge), de reprendre de la vie (bonus vert), de recharger plus vite (bonus jaune) ou d’envoyer des têtes chercheuses (bonus noir). Les bonus <text:span text:style-name="T17">actifs sur</text:span> les joueurs sont gérés par une liste de statistiques (Player.bonus) qui change en fonction des bonus récupérés et qui revient à 0 lorsqu’un nouveau bonus apparaît. De plus, nous avons aussi importé random pour le <text:span text:style-name="T17">lieu de </text:span>spawn des bonus et la type de bonus. Ainsi que le module maths pour diriger les têtes chercheuses. Antonin de son côté a géré les bonus. Il s’agit de sprites carrés, qui apparaissent aléatoirement sur l’écran, sauf en haut pour éviter d’être caché par les barres de vie et de mana. Ils ne s’actualisent pas, leur seul possibilité est de subir une collision avec un joueur, ce qui change certaines statistiques du jouer, par exemple sa vitesse de recharge, puis le bonus est détruit, cependant, après 7 secondes et demi, un nouveau bonus apparaît, et s’il en reste un, il disparaît.</text:p>
      <text:p text:style-name="P2">Par ailleurs, le fonctionnement du programme principal <text:s/>s’appuie sur le module pygame, il fonctionne sur le principe de boucles while, qui tourne tant qu’une condition est vraie.</text:p>
      <text:p text:style-name="P1"><text:span text:style-name="T1">A la ligne 305</text:span><text:span text:style-name="T13"> </text:span><text:span text:style-name="T1">la boucle dépendant de la variable menu est lancée, et à chaque fois qu’on lancera une partie ( fonction try_again) Elle s’arrêtera lorsque les 2 </text:span><text:soft-page-break/><text:span text:style-name="T1">joueurs auront validé leur personnage (ou si la fenêtre est fermée) Dans le premier cas, le jeu est lancé grâce à la boucle de running. Ici, la valeur True est assignée à la variable running, donc la boucle tourne. Il existe <text:s/>possibilités pour que la variable change de valeur :</text:span></text:p>
      <text:list xml:id="list1387405735" text:style-name="WWNum3">
        <text:list-item>
          <text:p text:style-name="P4">Si l’un des joueurs perd (n’a plus de vie) et que :</text:p>
        </text:list-item>
      </text:list>
      <text:list xml:id="list26048969" text:style-name="WWNum4">
        <text:list-item>
          <text:p text:style-name="P5">L’utilisateur appuie sur la touche « n »</text:p>
        </text:list-item>
      </text:list>
      <text:list xml:id="list983485404" text:style-name="WWNum2">
        <text:list-item>
          <text:p text:style-name="P6">L’utilisateur ferme la fenêtre</text:p>
        </text:list-item>
      </text:list>
      <text:p text:style-name="P2"><text:s text:c="6"/>2) <text:s/>Si l’utilisateur ferme la fenêtre pendant que le jeu tourne encore</text:p>
      <text:p text:style-name="P2"/>
      <text:p text:style-name="P2">Cette boucle contient diverses actions :</text:p>
      <text:p text:style-name="P2">La détection d’événements, comme un clic sur la croix rouge pour fermer la fenêtre, mais aussi la détection de pressions des touches, permettant aux joueurs de jouer, et qui s’effectue lors de l’appel de la fonction event.get</text:p>
      <text:p text:style-name="P2">L’actualisation de tous les sprites, avec les méthodes update, ne prenant aucun argument, sauf pour les joueurs, qui se déplacent et tirent en fonction des touches pressées (z,q,s,d pour le joueur 2, et les touches directionnelles pour le joueur 1, pour se déplacer vers le haut, la gauche, le bas et la droite, ainsi que v et espace pour tirer.) si le jeu a commencé ou changent de personnage et valident si le jeu n’a pas commencé (étape du menu).</text:p>
      <text:p text:style-name="P1"><text:span text:style-name="T1">L’actualisation de l’affichage, qui commence par le fond d’é</text:span><text:span text:style-name="T14">cran, un fond bleu avec des motifs,</text:span><text:span text:style-name="T1"> puis l’affichage de tous les sprites, sauf les joueurs qui sont affichés après, séparément car ils ont des images, contrairement aux autres qui ne sont que des rectangles de couleur.</text:span></text:p>
      <text:p text:style-name="P2">En effet, plusieurs classes ont été créées et complétées de la part de nous 3 qui lors du lancement du programme gère les bonus, l’affichage des texte ou images diverses (le clavier dans le menu, les points) pour la classe Txt, les joueurs, les boules de feu, les têtes chercheuse, les barres de vie, les barres de mana ainsi que le fonds de barre. Certaines classes comporte une fonction update qui les actualisent à chaque passage dans la boucle principale, et dans la boucle menu pour les joueurs ainsi que d’autres fonctions comme la fonction bdfeu et la fonction tête chercheuse qui servent à tirer. De même une fonction try_again est présente à la fin du programme avant la boucle while running et elle sert à réinitialiser les parties ( sauf le décompte des points, qui reste jusqu’à ce qu’un joueur ait 8 points ).</text:p>
      <text:p text:style-name="P9"/>
      <text:p text:style-name="P11">Fonctionnement du jeu :</text:p>
      <text:p text:style-name="P1"><text:span text:style-name="T1">Il y a 2 personnages. Le premier se situe à gauche en début de partie, il est contrôlé par les touches z,q,s,d et v, et ses barres sont celles sur fond violet, c’est aussi la couleur de ses boulettes. Le personnage de droite porte la couleur verte, pour le fond de ses barres et pour ses boulettes, il est contrôlé par les touches directionnelles et espace, comme indiqué au début du jeu ( en commentaire de la ligne 62 se trouve une liste, qu’il suffit de mettre à la place </text:span><text:soft-page-break/><text:span text:style-name="T1">de celle qui n’est pas en commentaire pour jouer avec 8,4,2,6 et 0 du pavé numérique si les touches directionnelles sont trop petites ( ou si votre petit frère se plaint d’avoir des trop gros doigts alors qu’il est juste mauvais )). Dans le menu ( quand le jeu demande « READY ? ») les joueurs doivent choisir leur personnage avec les touches de droite et de gauche, puis, une fois le choix fait, appuyer sur la touche de tir pour valider leur choix. ( il est possible de dévalider en rappuyant, tant que l’autre joueur n’a pas validé lui aussi.) Lorsque les 2 joueurs ont validé, la phase de jeu commence, le but est de porter la vie de son adversaire à 0, un total de 8 fois, pour que le jeu s’arrête. Pour cela, il faut lui tirer dessus, chaque boulette qui touche inflige 10 dégâts, il faut donc en mettre 10 dans le mile, car les joueurs ont 100pv max. Cependant, si l’ennemi se saisit d’un bonus vert, la partie peut être chamboulée car il régénère 30pv, ce qui n’est pas négligeable. Le bonus des têtes chercheuses ( bonus noir ) permet aux balles de se diriger directement sur l’adversaire, mais avec une fréquence de tir normale, cela était trop facile, et suite aux suggestions des joueurs les plus mauvais qui se prenaient toutes les têtes chercheuses ( Thibault et le petit frère d’Antonin ) nous avons décidé d’augmenter la mana nécessaire pour tirer des têtes chercheuses, passant de 15 pour une boule normale à 35 pour une tête chercheuse. En effet, cela équilibre le jeu, même si les bonus étaient prenables par les 2 joueurs.</text:span></text:p>
      <text:p text:style-name="P17"><text:span text:style-name="T1">Imagerie et son :</text:span></text:p>
      <text:p text:style-name="P8">Ilyas et Florian ont tou<text:span text:style-name="T17">s</text:span> les deux cré<text:span text:style-name="T17">é</text:span> <text:span text:style-name="T17">d</text:span>es personnages sur <text:span text:style-name="T17">P</text:span>aint en respectant les dimensions (environ 40 pixel) et l<text:span text:style-name="T17">es </text:span>ont ensuite import<text:span text:style-name="T17">és</text:span> dans le programme pour l’afficher. Les personnages sont enregistrés en deux images, une image du personnage qui regarde à droite et une image du personnage qui regarde à gauche car dans le programme ( dans la fonction update ) la direction du joueur change en fonction du dernière endroit ou il a regardé et applique la bonne image pour la bonne réaction. Ilyas a aussi appliqué le son lors des tirs des boules de feu. <text:span text:style-name="T19">Pour créer les personnages nous avons utilisés le logiciel Paint. En effet, nous avons cherch</text:span><text:span text:style-name="T20">é</text:span><text:span text:style-name="T19"> les images des personnages que nous avons choisis sur internet, puis nous les avons représentés pixel par pixel, </text:span><text:span text:style-name="T20">ou réduits puis travaillés</text:span><text:span text:style-name="T19"> dans le but d’obtenir une meilleure qualité d’image. </text:span></text:p>
      <text:p text:style-name="P1"><text:span text:style-name="T12">D</text:span><text:span text:style-name="T9">ifficultés rencontré</text:span><text:span text:style-name="T10">e</text:span><text:span text:style-name="T9">s lors de l’intégration des personnages</text:span><text:span text:style-name="T11"> </text:span><text:span text:style-name="T9">dans le </text:span><text:span text:style-name="T12">jeu</text:span><text:span text:style-name="T9"> :</text:span></text:p>
      <text:p text:style-name="P18"><text:span text:style-name="T2">Lors de l’importation des personnages nous avons dû faire face à plusieurs problèmes par exemple la transparence ou encore ajuster la taille de chaque personnage pour qu’il n’y ait pas de trop grande disproportion. </text:span><text:span text:style-name="T5">Le problème de la taille à été réglé </text:span><text:span text:style-name="T2">sans trop de difficultés sur Paint, les personnages mesurent environ 40 pixels </text:span><text:span text:style-name="T8">chacun et sont presque carrés,</text:span><text:span text:style-name="T2"> ce qui permet qu’</text:span><text:span text:style-name="T8">ils</text:span><text:span text:style-name="T2"> ne soient ni trop grand ni trop petit afin d’avoir </text:span><text:span text:style-name="T3">une meilleure vison du jeu, </text:span><text:span text:style-name="T8">et </text:span><text:span text:style-name="T2">la meilleure expérience possible. <text:s text:c="16"/></text:span></text:p>
      <text:p text:style-name="P16"><text:span text:style-name="T2"><text:s/>Cependant, c’est le problème de la transparence qui a été plus difficile à résoudre. </text:span><text:span text:style-name="T6">Premièrement, l’importation de l’image faisait apparaître le fond de </text:span><text:soft-page-break/><text:span text:style-name="T6">l’image que nous voulions importer, cependant pour cacher ce fond nous avons utiliser cette ligne du code:</text:span></text:p>
      <text:p text:style-name="P16"><text:span text:style-name="T6"><draw:frame draw:style-name="fr1" draw:name="Image2" text:anchor-type="as-char" svg:width="12.762cm" svg:height="0.753cm" draw:z-index="0"><draw:image xlink:href="Pictures/10000201000001BF000000269EA1FD006022104E.png" xlink:type="simple" xlink:show="embed" xlink:actuate="onLoad" loext:mime-type="image/png"/></draw:frame></text:span></text:p>
      <text:p text:style-name="P15"><text:span text:style-name="T6">Or, le fond de l’image était toujours présent, elle était transparente ce qui a été un gros problème pour nous car il y avait une collision entre les boules de feu et le fond transparent de l’image, ce qui empêchait les boules de feu d’atteindre directement le personnage,ce problème à été compliqué pour nous car nous avons eu du mal à trouver la solution. </text:span><text:span text:style-name="T4">Après de nombreuses recherches, nous avons trouvé une </text:span><text:span text:style-name="T2">fonction </text:span><text:span text:style-name="T4">qui pouvait gérer cette transparence et la faire disparaître, plus précisément la fonction </text:span><text:span text:style-name="T8">collide</text:span><text:span text:style-name="T4">mask </text:span><text:span text:style-name="T8">et les attributs mask des joueurs</text:span><text:span text:style-name="T2">, </text:span><text:span text:style-name="T7">après avoir cod</text:span><text:span text:style-name="T8">é</text:span><text:span text:style-name="T7"> cette fonction cela ne marchait toujours pas, nous avons finalement décid</text:span><text:span text:style-name="T8">é</text:span><text:span text:style-name="T7"> de directement régler ce problème avec </text:span><text:span text:style-name="T8">P</text:span><text:span text:style-name="T7">aint en essayant de reduire au maximum le fond de l’image pour au final laisser en vue que le personnage </text:span><text:span text:style-name="T8">avec un fond le plus petit possible.</text:span><text:span text:style-name="T7"> </text:span><text:span text:style-name="T8">C</text:span><text:span text:style-name="T2">e qui nous a permis d’enlever </text:span><text:span text:style-name="T8">un maximum de pixels transparents de la hit box</text:span><text:span text:style-name="T2">. Ce problème a donc été résolu sauf qu</text:span><text:span text:style-name="T8">’en réduisant la taille des images fond blanc (trouvées sur internet) certains pixels étaient presque blanc, mais pas tout à fait blanc, donc ils étaient affichées, et cela créait un contour blanc autour des personnages, et il a fallu retoucher les images pour enlever ces pixels presque blancs. De plus, les personnages ne devaient pas être constitués de blanc</text:span><text:span text:style-name="T2"> car ces personnages auraient été tronqués. </text:span><text:span text:style-name="T8">Cependant, nous n’avions pas prévu de personnages blancs.</text:span></text:p>
      <text:p text:style-name="P10">La résolution du problème de la transparence nous a posé cette contrainte qui ne nous a finalement pas beaucoup limités dans le choix des personnages <text:span text:style-name="T17">et de toutes façons, nous aurions pu appliquer des pixels presque blancs pour gérer ce problème.</text:span></text:p>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fo:font-size="15pt"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fo:font-size="15pt"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style:font-name-complex="0" style:font-family-complex="0" style:font-family-generic-complex="system" style:font-pitch-complex="variabl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ListLabel_20_28" style:display-name="ListLabel 28" style:family="text">
      <style:text-properties fo:font-size="15pt" style:font-name-complex="0" style:font-family-complex="0" style:font-family-generic-complex="system" style:font-pitch-complex="variable"/>
    </style:style>
    <style:style style:name="ListLabel_20_29" style:display-name="ListLabel 29" style:family="text">
      <style:text-properties style:font-name-complex="0" style:font-family-complex="0" style:font-family-generic-complex="system" style:font-pitch-complex="variable"/>
    </style:style>
    <style:style style:name="ListLabel_20_30" style:display-name="ListLabel 30" style:family="text">
      <style:text-properties style:font-name-complex="0" style:font-family-complex="0" style:font-family-generic-complex="system" style:font-pitch-complex="variable"/>
    </style:style>
    <style:style style:name="ListLabel_20_31" style:display-name="ListLabel 31" style:family="text">
      <style:text-properties style:font-name-complex="0" style:font-family-complex="0" style:font-family-generic-complex="system" style:font-pitch-complex="variable"/>
    </style:style>
    <style:style style:name="ListLabel_20_32" style:display-name="ListLabel 32" style:family="text">
      <style:text-properties style:font-name-complex="0" style:font-family-complex="0" style:font-family-generic-complex="system" style:font-pitch-complex="variable"/>
    </style:style>
    <style:style style:name="ListLabel_20_33" style:display-name="ListLabel 33" style:family="text">
      <style:text-properties style:font-name-complex="0" style:font-family-complex="0" style:font-family-generic-complex="system" style:font-pitch-complex="variable"/>
    </style:style>
    <style:style style:name="ListLabel_20_34" style:display-name="ListLabel 34" style:family="text">
      <style:text-properties style:font-name-complex="0" style:font-family-complex="0" style:font-family-generic-complex="system" style:font-pitch-complex="variable"/>
    </style:style>
    <style:style style:name="ListLabel_20_35" style:display-name="ListLabel 35" style:family="text">
      <style:text-properties style:font-name-complex="0" style:font-family-complex="0" style:font-family-generic-complex="system" style:font-pitch-complex="variable"/>
    </style:style>
    <style:style style:name="ListLabel_20_36" style:display-name="ListLabel 36" style:family="text">
      <style:text-properties style:font-name-complex="0" style:font-family-complex="0"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4.406cm"/>
        </style:list-level-properties>
      </text:list-level-style-number>
      <text:list-level-style-number text:level="3" text:style-name="ListLabel_20_12" style:num-format="i" text:display-levels="3">
        <style:list-level-properties text:list-level-position-and-space-mode="label-alignment" fo:text-align="end">
          <style:list-level-label-alignment text:label-followed-by="listtab" fo:text-indent="-0.318cm" fo:margin-left="5.676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635cm" fo:margin-left="6.946cm"/>
        </style:list-level-properties>
      </text:list-level-style-number>
      <text:list-level-style-number text:level="5" text:style-name="ListLabel_20_14" style:num-format="a" style:num-letter-sync="true" text:display-levels="5">
        <style:list-level-properties text:list-level-position-and-space-mode="label-alignment">
          <style:list-level-label-alignment text:label-followed-by="listtab" fo:text-indent="-0.635cm" fo:margin-left="8.216cm"/>
        </style:list-level-properties>
      </text:list-level-style-number>
      <text:list-level-style-number text:level="6" text:style-name="ListLabel_20_15" style:num-format="i" text:display-levels="6">
        <style:list-level-properties text:list-level-position-and-space-mode="label-alignment" fo:text-align="end">
          <style:list-level-label-alignment text:label-followed-by="listtab" fo:text-indent="-0.318cm" fo:margin-left="9.486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0.635cm" fo:margin-left="10.756cm"/>
        </style:list-level-properties>
      </text:list-level-style-number>
      <text:list-level-style-number text:level="8" text:style-name="ListLabel_20_17" style:num-format="a" style:num-letter-sync="true" text:display-levels="8">
        <style:list-level-properties text:list-level-position-and-space-mode="label-alignment">
          <style:list-level-label-alignment text:label-followed-by="listtab" fo:text-indent="-0.635cm" fo:margin-left="12.026cm"/>
        </style:list-level-properties>
      </text:list-level-style-number>
      <text:list-level-style-number text:level="9" text:style-name="ListLabel_20_18" style:num-format="i" text:display-levels="9">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406cm"/>
        </style:list-level-properties>
      </text:list-level-style-number>
      <text:list-level-style-number text:level="3" text:style-name="ListLabel_20_30" style:num-format="i" text:display-levels="3">
        <style:list-level-properties text:list-level-position-and-space-mode="label-alignment" fo:text-align="end">
          <style:list-level-label-alignment text:label-followed-by="listtab" fo:text-indent="-0.318cm" fo:margin-left="5.676cm"/>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fo:text-indent="-0.635cm" fo:margin-left="6.946cm"/>
        </style:list-level-properties>
      </text:list-level-style-number>
      <text:list-level-style-number text:level="5" text:style-name="ListLabel_20_32" style:num-format="a" style:num-letter-sync="true" text:display-levels="5">
        <style:list-level-properties text:list-level-position-and-space-mode="label-alignment">
          <style:list-level-label-alignment text:label-followed-by="listtab" fo:text-indent="-0.635cm" fo:margin-left="8.216cm"/>
        </style:list-level-properties>
      </text:list-level-style-number>
      <text:list-level-style-number text:level="6" text:style-name="ListLabel_20_33" style:num-format="i" text:display-levels="6">
        <style:list-level-properties text:list-level-position-and-space-mode="label-alignment" fo:text-align="end">
          <style:list-level-label-alignment text:label-followed-by="listtab" fo:text-indent="-0.318cm" fo:margin-left="9.486cm"/>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fo:text-indent="-0.635cm" fo:margin-left="10.756cm"/>
        </style:list-level-properties>
      </text:list-level-style-number>
      <text:list-level-style-number text:level="8" text:style-name="ListLabel_20_35" style:num-format="a" style:num-letter-sync="true" text:display-levels="8">
        <style:list-level-properties text:list-level-position-and-space-mode="label-alignment">
          <style:list-level-label-alignment text:label-followed-by="listtab" fo:text-indent="-0.635cm" fo:margin-left="12.026cm"/>
        </style:list-level-properties>
      </text:list-level-style-number>
      <text:list-level-style-number text:level="9" text:style-name="ListLabel_20_36" style:num-format="i" text:display-levels="9">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3T14:38:57.805000000</meta:creation-date>
    <dc:date>2021-05-24T09:47:57.999000000</dc:date>
    <meta:editing-duration>PT36M31S</meta:editing-duration>
    <meta:editing-cycles>15</meta:editing-cycles>
    <meta:generator>LibreOffice/6.0.7.3$Windows_X86_64 LibreOffice_project/dc89aa7a9eabfd848af146d5086077aeed2ae4a5</meta:generator>
    <meta:document-statistic meta:table-count="0" meta:image-count="1" meta:object-count="0" meta:page-count="4" meta:paragraph-count="29" meta:word-count="1776" meta:character-count="10308" meta:non-whitespace-character-count="8531"/>
  </office:meta>
</office:document-meta>
</file>